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WeeklyAvailability" style:family="table">
      <style:table-properties style:width="6.9271in" fo:margin-left="0in" table:align="left"/>
    </style:style>
    <style:style style:name="WeeklyAvailability.A" style:family="table-column">
      <style:table-column-properties style:column-width="1.0625in"/>
    </style:style>
    <style:style style:name="WeeklyAvailability.B" style:family="table-column">
      <style:table-column-properties style:column-width="0.8125in"/>
    </style:style>
    <style:style style:name="WeeklyAvailability.D" style:family="table-column">
      <style:table-column-properties style:column-width="0.875in"/>
    </style:style>
    <style:style style:name="WeeklyAvailability.H" style:family="table-column">
      <style:table-column-properties style:column-width="0.8021in"/>
    </style:style>
    <style:style style:name="WeeklyAvailability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eeklyAvailability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WeeklyAvailability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WeeklyAvailability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bb5a" officeooo:paragraph-rsid="0011bb5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bb5a" officeooo:paragraph-rsid="0011bb5a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3c78b" officeooo:paragraph-rsid="0013c78b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bb5a" officeooo:paragraph-rsid="0011bb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727b" officeooo:paragraph-rsid="001872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46c3" officeooo:paragraph-rsid="001a46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bb5a" officeooo:paragraph-rsid="0011bb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03b7" officeooo:paragraph-rsid="001b03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b0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ly Availability</text:p>
      <text:p text:style-name="P2"/>
      <text:p text:style-name="P2"/>
      <text:p text:style-name="P2"/>
      <table:table table:name="WeeklyAvailability" table:style-name="WeeklyAvailability">
        <table:table-column table:style-name="WeeklyAvailability.A"/>
        <table:table-column table:style-name="WeeklyAvailability.B" table:number-columns-repeated="2"/>
        <table:table-column table:style-name="WeeklyAvailability.D" table:number-columns-repeated="3"/>
        <table:table-column table:style-name="WeeklyAvailability.B"/>
        <table:table-column table:style-name="WeeklyAvailability.H"/>
        <table:table-row>
          <table:table-cell table:style-name="WeeklyAvailability.A1" office:value-type="string">
            <text:p text:style-name="P5"/>
          </table:table-cell>
          <table:table-cell table:style-name="WeeklyAvailability.A1" office:value-type="string">
            <text:p text:style-name="P4"><text:span text:style-name="T1">Su</text:span>n</text:p>
          </table:table-cell>
          <table:table-cell table:style-name="WeeklyAvailability.A1" office:value-type="string">
            <text:p text:style-name="P10">Mon</text:p>
          </table:table-cell>
          <table:table-cell table:style-name="WeeklyAvailability.A1" office:value-type="string">
            <text:p text:style-name="P10">Tue</text:p>
          </table:table-cell>
          <table:table-cell table:style-name="WeeklyAvailability.A1" office:value-type="string">
            <text:p text:style-name="P10">Wed</text:p>
          </table:table-cell>
          <table:table-cell table:style-name="WeeklyAvailability.A1" office:value-type="string">
            <text:p text:style-name="P10">Thu</text:p>
          </table:table-cell>
          <table:table-cell table:style-name="WeeklyAvailability.A1" office:value-type="string">
            <text:p text:style-name="P10">Fri</text:p>
          </table:table-cell>
          <table:table-cell table:style-name="WeeklyAvailability.H1" office:value-type="string">
            <text:p text:style-name="P8">S<text:span text:style-name="T1">at</text:span></text:p>
          </table:table-cell>
        </table:table-row>
        <table:table-row>
          <table:table-cell table:style-name="WeeklyAvailability.A2" office:value-type="string">
            <text:p text:style-name="P10">9:00 – 10:00</text:p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4">10:00 – 11:00</text:p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4">11:00 – 12:00</text:p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4">12:00 – 1:00</text:p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6">1:00 – 2:00</text:p>
          </table:table-cell>
          <table:table-cell table:style-name="WeeklyAvailability.A2" office:value-type="string">
            <text:p text:style-name="P6"/>
          </table:table-cell>
          <table:table-cell table:style-name="WeeklyAvailability.A2" office:value-type="string">
            <text:p text:style-name="P6"/>
          </table:table-cell>
          <table:table-cell table:style-name="WeeklyAvailability.A2" office:value-type="string">
            <text:p text:style-name="P6"/>
          </table:table-cell>
          <table:table-cell table:style-name="WeeklyAvailability.A2" office:value-type="string">
            <text:p text:style-name="P6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4">2:00 – 3:00</text:p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4">3:00 – 4:00</text:p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10">4:00 – 5:00</text:p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10">5:00 – 6:00</text:p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  <table:table-row>
          <table:table-cell table:style-name="WeeklyAvailability.A2" office:value-type="string">
            <text:p text:style-name="P10">6:00 – 7:00</text:p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4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A2" office:value-type="string">
            <text:p text:style-name="P5"/>
          </table:table-cell>
          <table:table-cell table:style-name="WeeklyAvailability.H2" office:value-type="string">
            <text:p text:style-name="P5"/>
          </table:table-cell>
        </table:table-row>
      </table:table>
      <text:p text:style-name="P1"/>
      <text:p text:style-name="P3"/>
      <text:p text:style-name="P3"/>
      <text:p text:style-name="P3"/>
      <text:p text:style-name="P3"/>
      <text:p text:style-name="P3">Are there any times not listed that will also work for you? Please put time and 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8:14:54.630179567</meta:creation-date>
    <dc:date>2020-01-22T08:53:13.287203417</dc:date>
    <meta:editing-duration>PT7M20S</meta:editing-duration>
    <meta:editing-cycles>4</meta:editing-cycles>
    <meta:generator>LibreOffice/6.2.8.2$Linux_X86_64 LibreOffice_project/20$Build-2</meta:generator>
    <meta:document-statistic meta:table-count="1" meta:image-count="0" meta:object-count="0" meta:page-count="1" meta:paragraph-count="19" meta:word-count="46" meta:character-count="240" meta:non-whitespace-character-count="203"/>
  </office:meta>
</office:document-meta>
</file>